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text">
      <style:graphic-properties draw:auto-grow-width="true" fo:min-height="0.28cm" fo:min-width="0.684cm"/>
    </style:style>
    <style:style style:name="gr5" style:family="graphic" style:parent-style-name="text">
      <style:graphic-properties draw:auto-grow-width="true" fo:min-height="0.279cm" fo:min-width="0.586cm"/>
    </style:style>
    <style:style style:name="gr6" style:family="graphic" style:parent-style-name="text">
      <style:graphic-properties draw:auto-grow-width="true" fo:min-height="0.399cm" fo:min-width="9.399cm"/>
    </style:style>
    <style:style style:name="gr7" style:family="graphic" style:parent-style-name="text">
      <style:graphic-properties draw:auto-grow-width="true" fo:min-height="0.479cm" fo:min-width="9.6cm"/>
    </style:style>
    <style:style style:name="gr8" style:family="graphic" style:parent-style-name="text">
      <style:graphic-properties draw:auto-grow-width="true" fo:min-height="0.399cm" fo:min-width="9.398cm"/>
    </style:style>
    <style:style style:name="gr9" style:family="graphic" style:parent-style-name="text">
      <style:graphic-properties draw:auto-grow-height="true" draw:auto-grow-width="false" fo:min-height="0.479cm" fo:min-width="2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37.75cm" fo:min-width="25.7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0.254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fo:min-height="0.053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fo:min-height="2.432cm" fo:padding-top="0cm" fo:padding-bottom="0cm" fo:padding-left="0cm" fo:padding-right="0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39cm" svg:x="1cm" svg:y="0.5cm">
          <text:p/>
        </draw:rect>
        <draw:rect draw:style-name="gr2" draw:text-style-name="P2" draw:layer="layout" svg:width="27.2cm" svg:height="2cm" svg:x="1cm" svg:y="39.5cm">
          <text:p/>
        </draw:rect>
        <draw:line draw:style-name="gr3" draw:text-style-name="P2" draw:layer="layout" svg:x1="3cm" svg:y1="39.5cm" svg:x2="3cm" svg:y2="41.5cm">
          <text:p/>
        </draw:line>
        <draw:line draw:style-name="gr3" draw:text-style-name="P2" draw:layer="layout" svg:x1="9.8cm" svg:y1="39.5cm" svg:x2="9.8cm" svg:y2="41.5cm">
          <text:p/>
        </draw:line>
        <draw:frame draw:style-name="gr4" draw:layer="layout" svg:width="0.684cm" svg:height="0.28cm" svg:x="20cm" svg:y="39.6cm">
          <draw:text-box>
            <text:p><text:span text:style-name="T1">Scale:</text:span></text:p>
          </draw:text-box>
        </draw:frame>
        <draw:frame draw:style-name="gr5" draw:layer="layout" svg:width="0.586cm" svg:height="0.28cm" svg:x="20cm" svg:y="40.625cm">
          <draw:text-box>
            <text:p><text:span text:style-name="T1">Date:</text:span></text:p>
          </draw:text-box>
        </draw:frame>
        <draw:line draw:style-name="gr3" draw:text-style-name="P2" draw:layer="layout" svg:x1="19.9cm" svg:y1="39.5cm" svg:x2="19.9cm" svg:y2="41.5cm">
          <text:p/>
        </draw:line>
        <draw:line draw:style-name="gr3" draw:text-style-name="P2" draw:layer="layout" svg:x1="19.9cm" svg:y1="40.5cm" svg:x2="22.3cm" svg:y2="40.5cm">
          <text:p/>
        </draw:line>
        <draw:line draw:style-name="gr3" draw:text-style-name="P2" draw:layer="layout" svg:x1="22.3cm" svg:y1="39.5cm" svg:x2="22.3cm" svg:y2="41.5cm">
          <text:p/>
        </draw:line>
        <draw:frame draw:name="comment1" draw:style-name="gr6" draw:layer="printed_elements" svg:width="9.399cm" svg:height="0.399cm" svg:x="9.9cm" svg:y="40.326cm">
          <draw:text-box>
            <text:p><text:span text:style-name="T2">comment1</text:span></text:p>
          </draw:text-box>
        </draw:frame>
        <draw:frame draw:name="title" draw:style-name="gr7" draw:layer="printed_elements" svg:width="9.6cm" svg:height="0.479cm" svg:x="9.9cm" svg:y="39.6cm">
          <draw:text-box>
            <text:p><text:span text:style-name="T3">title</text:span></text:p>
          </draw:text-box>
        </draw:frame>
        <draw:frame draw:name="comment2" draw:style-name="gr8" draw:layer="printed_elements" svg:width="9.398cm" svg:height="0.399cm" svg:x="9.9cm" svg:y="40.927cm">
          <draw:text-box>
            <text:p><text:span text:style-name="T2">comment2</text:span></text:p>
          </draw:text-box>
        </draw:frame>
        <draw:frame draw:name="scale" draw:style-name="gr9" draw:layer="printed_elements" svg:width="2.5cm" svg:height="0.479cm" svg:x="20cm" svg:y="39.933cm">
          <draw:text-box>
            <text:p><text:span text:style-name="T4">scale</text:span></text:p>
          </draw:text-box>
        </draw:frame>
        <draw:frame draw:name="date" draw:style-name="gr9" draw:layer="printed_elements" svg:width="2.5cm" svg:height="0.479cm" svg:x="20cm" svg:y="40.922cm">
          <draw:text-box>
            <text:p><text:span text:style-name="T4">date</text:span></text:p>
          </draw:text-box>
        </draw:frame>
        <draw:custom-shape draw:name="northarrow" draw:style-name="gr10" draw:text-style-name="P2" draw:layer="printed_elements" svg:width="1.6cm" svg:height="1.6cm" svg:x="1.2cm" svg:y="39.7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2" draw:layer="printed_elements" svg:width="26.2cm" svg:height="38cm" svg:x="1.499cm" svg:y="0.999cm">
          <text:p/>
          <draw:enhanced-geometry svg:viewBox="0 0 21600 21600" draw:type="rectangle" draw:enhanced-path="M 0 0 L 21600 0 21600 21600 0 21600 0 0 Z N"/>
        </draw:custom-shape>
        <draw:custom-shape draw:name="scalebar" draw:style-name="gr12" draw:text-style-name="P2" draw:layer="printed_elements" svg:width="5cm" svg:height="0.5cm" svg:x="21.743cm" svg:y="38.231cm">
          <text:p/>
          <draw:enhanced-geometry svg:viewBox="0 0 21600 21600" draw:type="rectangle" draw:enhanced-path="M 0 0 L 21600 0 21600 21600 0 21600 0 0 Z N"/>
        </draw:custom-shape>
        <draw:frame draw:name="extent_ll_x" draw:style-name="gr13" draw:text-style-name="P3" draw:layer="printed_elements" svg:width="0.445cm" svg:height="2.743cm" svg:x="1.041cm" svg:y="35.957cm">
          <draw:text-box>
            <text:p><text:span text:style-name="T5">extent_ll_</text:span><text:span text:style-name="T6">x</text:span></text:p>
          </draw:text-box>
        </draw:frame>
        <draw:frame draw:name="extent_ll_y" draw:style-name="gr14" draw:text-style-name="P4" draw:layer="printed_elements" svg:width="1.563cm" svg:height="0.254cm" svg:x="1.515cm" svg:y="39cm">
          <draw:text-box>
            <text:p><text:span text:style-name="T5">extent_ll_y</text:span></text:p>
          </draw:text-box>
        </draw:frame>
        <draw:frame draw:name="extent_ur_y" draw:style-name="gr15" draw:text-style-name="P4" draw:layer="printed_elements" svg:width="1.67cm" svg:height="0.243cm" svg:x="26.327cm" svg:y="0.586cm">
          <draw:text-box>
            <text:p><text:span text:style-name="T5">extent_ur_y</text:span></text:p>
          </draw:text-box>
        </draw:frame>
        <draw:frame draw:name="extent_ur_x" draw:style-name="gr16" draw:text-style-name="P3" draw:layer="printed_elements" svg:width="0.361cm" svg:height="2.432cm" svg:x="27.736cm" svg:y="1cm">
          <draw:text-box>
            <text:p><text:span text:style-name="T5">extent_ur_</text:span><text:span text:style-name="T6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6-01-27T12:03:29.599462555</dc:date>
    <meta:editing-duration>PT22H51M19S</meta:editing-duration>
    <meta:editing-cycles>99</meta:editing-cycles>
    <meta:generator>LibreOffice/4.2.8.2$Linux_X86_64 LibreOffice_project/420m0$Build-2</meta:generator>
    <meta:print-date>2011-02-28T13:07:22.05</meta:print-date>
    <dc:creator>Charlotte Toma</dc:cre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